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fo:font-size="9pt" fo:language="es" fo:country="ES" officeooo:paragraph-rsid="013788d8" style:font-size-asian="9pt" style:font-size-complex="9pt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officeooo:paragraph-rsid="002591ae"/>
    </style:style>
    <style:style style:name="P3" style:family="paragraph" style:parent-style-name="Normal_20__28_Web_29_">
      <style:paragraph-properties fo:margin-top="0cm" fo:margin-bottom="0.423cm" style:contextual-spacing="false" fo:text-align="justify" style:justify-single-word="false"/>
      <style:text-properties style:font-name="Arial" fo:language="es" fo:country="ES"/>
    </style:style>
    <style:style style:name="P4" style:family="paragraph" style:parent-style-name="Normal_20__28_Web_29_">
      <style:paragraph-properties fo:margin-top="0cm" fo:margin-bottom="0.423cm" style:contextual-spacing="false" fo:text-align="justify" style:justify-single-word="false"/>
      <style:text-properties style:font-name="Arial" fo:font-size="14pt" fo:language="es" fo:country="ES" fo:font-weight="bold" officeooo:rsid="013064f1" officeooo:paragraph-rsid="013064f1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.199cm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text-autospace="none"/>
      <style:text-properties fo:color="#000000" loext:opacity="100%" style:font-name="Arial" fo:font-size="16pt" fo:letter-spacing="-0.004cm" fo:language="es" fo:country="ES" fo:font-weight="bold" officeooo:rsid="0130c073" officeooo:paragraph-rsid="0130c073" style:font-size-asian="16pt" style:font-weight-asian="bold" style:font-name-complex="Arial" style:font-size-complex="16pt"/>
    </style:style>
    <style:style style:name="P6" style:family="paragraph" style:parent-style-name="Text_20_body">
      <style:text-properties style:font-name="Arial" fo:language="es" fo:country="ES" officeooo:rsid="01326524" officeooo:paragraph-rsid="01326524"/>
    </style:style>
    <style:style style:name="P7" style:family="paragraph" style:parent-style-name="Contents_20_1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text-properties officeooo:rsid="0141b6cd" officeooo:paragraph-rsid="0141b6cd"/>
    </style:style>
    <style:style style:name="P12" style:family="paragraph" style:parent-style-name="Heading_20_2" style:list-style-name="">
      <style:text-properties style:font-name="Arial" fo:language="es" fo:country="ES"/>
    </style:style>
    <style:style style:name="P13" style:family="paragraph" style:parent-style-name="Heading_20_2">
      <style:text-properties style:font-name="Arial" fo:font-size="18pt" fo:language="es" fo:country="ES" fo:font-weight="bold" officeooo:rsid="0136c1f2" officeooo:paragraph-rsid="0136c1f2" style:font-name-asian="Bitstream Vera Sans2" style:font-size-asian="18pt" style:font-weight-asian="bold" style:font-name-complex="Bitstream Vera Sans2" style:font-size-complex="18pt" style:font-weight-complex="bold"/>
    </style:style>
    <style:style style:name="P14" style:family="paragraph" style:parent-style-name="Heading_20_2">
      <style:text-properties style:font-name="Arial" fo:font-size="18pt" fo:language="es" fo:country="ES" fo:font-weight="bold" officeooo:rsid="0136c1f2" officeooo:paragraph-rsid="013d30a6" style:font-name-asian="Bitstream Vera Sans2" style:font-size-asian="18pt" style:font-weight-asian="bold" style:font-name-complex="Bitstream Vera Sans2" style:font-size-complex="18pt" style:font-weight-complex="bold"/>
    </style:style>
    <style:style style:name="P15" style:family="paragraph" style:parent-style-name="Heading_20_2"/>
    <style:style style:name="P16" style:family="paragraph" style:parent-style-name="Heading_20_2">
      <style:text-properties officeooo:paragraph-rsid="0141b6cd"/>
    </style:style>
    <style:style style:name="P17" style:family="paragraph" style:parent-style-name="Heading_20_2">
      <style:text-properties officeooo:paragraph-rsid="0144f12a"/>
    </style:style>
    <style:style style:name="P18" style:family="paragraph" style:parent-style-name="Heading_20_3">
      <style:text-properties officeooo:paragraph-rsid="0141b6cd"/>
    </style:style>
    <style:style style:name="P19" style:family="paragraph" style:parent-style-name="Heading_20_3">
      <style:text-properties officeooo:paragraph-rsid="01433119"/>
    </style:style>
    <style:style style:name="P20" style:family="paragraph" style:parent-style-name="Heading_20_3">
      <style:text-properties style:font-name="Bitstream Vera Sans" fo:font-size="14pt" fo:font-weight="bold" officeooo:rsid="01433119" officeooo:paragraph-rsid="01433119" style:font-name-asian="Bitstream Vera Sans2" style:font-size-asian="14pt" style:font-weight-asian="bold" style:font-name-complex="Bitstream Vera Sans2" style:font-size-complex="14pt" style:font-weight-complex="bold"/>
    </style:style>
    <style:style style:name="P21" style:family="paragraph" style:parent-style-name="Standard" style:master-page-name="Standard">
      <style:paragraph-properties fo:margin-left="0cm" fo:margin-right="0.199cm" fo:text-align="center" style:justify-single-word="false" fo:orphans="0" fo:widows="0" fo:text-indent="0cm" style:auto-text-indent="false" style:page-number="auto" fo:padding-left="0.141cm" fo:padding-right="0.141cm" fo:padding-top="0.035cm" fo:padding-bottom="0.035cm" fo:border="0.51pt solid #000000" style:text-autospace="none"/>
      <style:text-properties fo:color="#000000" loext:opacity="100%" style:font-name="Arial" fo:font-size="16pt" fo:letter-spacing="-0.004cm" fo:language="es" fo:country="ES" fo:font-weight="bold" officeooo:rsid="0130c073" officeooo:paragraph-rsid="0130c073" style:font-size-asian="16pt" style:font-weight-asian="bold" style:font-name-complex="Arial" style:font-size-complex="16pt"/>
    </style:style>
    <style:style style:name="P22" style:family="paragraph" style:parent-style-name="Standard">
      <style:paragraph-properties fo:margin-left="0cm" fo:margin-right="0.199cm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text-autospace="none"/>
      <style:text-properties fo:color="#000000" loext:opacity="100%" style:font-name="Arial" fo:font-size="16pt" fo:letter-spacing="-0.004cm" fo:language="es" fo:country="ES" fo:font-weight="bold" officeooo:rsid="01326524" officeooo:paragraph-rsid="01326524" style:font-size-asian="16pt" style:font-weight-asian="bold" style:font-name-complex="Arial" style:font-size-complex="16pt"/>
    </style:style>
    <style:style style:name="P23" style:family="paragraph" style:parent-style-name="Standard">
      <style:paragraph-properties fo:margin-left="0cm" fo:margin-right="0.199cm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text-autospace="none"/>
      <style:text-properties fo:color="#000000" loext:opacity="100%" style:font-name="Arial" fo:font-size="16pt" fo:letter-spacing="-0.004cm" fo:language="es" fo:country="ES" fo:font-weight="bold" officeooo:rsid="0148b217" officeooo:paragraph-rsid="0148b217" style:font-size-asian="16pt" style:font-weight-asian="bold" style:font-name-complex="Arial" style:font-size-complex="16pt"/>
    </style:style>
    <style:style style:name="P24" style:family="paragraph" style:parent-style-name="Standard">
      <style:text-properties fo:font-weight="bold" officeooo:paragraph-rsid="014639c8" style:font-weight-asian="bold" style:font-weight-complex="bold"/>
    </style:style>
    <style:style style:name="P25" style:family="paragraph" style:parent-style-name="Standard" style:list-style-name="L2">
      <style:text-properties style:font-name="Arial" fo:language="es" fo:country="ES" officeooo:rsid="01326524" officeooo:paragraph-rsid="01409590"/>
    </style:style>
    <style:style style:name="P26" style:family="paragraph" style:parent-style-name="Standard">
      <style:text-properties style:font-name="Arial" fo:language="es" fo:country="ES" officeooo:rsid="01326524" officeooo:paragraph-rsid="01409590"/>
    </style:style>
    <style:style style:name="P27" style:family="paragraph" style:parent-style-name="Standard">
      <style:text-properties style:font-name="Arial" fo:font-size="18pt" fo:language="es" fo:country="ES" fo:font-weight="bold" officeooo:rsid="0136c1f2" officeooo:paragraph-rsid="0140ef79" style:font-name-asian="Bitstream Vera Sans2" style:font-size-asian="18pt" style:font-weight-asian="bold" style:font-name-complex="Bitstream Vera Sans2" style:font-size-complex="18pt" style:font-weight-complex="bold"/>
    </style:style>
    <style:style style:name="P28" style:family="paragraph" style:parent-style-name="Standard">
      <style:text-properties officeooo:paragraph-rsid="0140ef79"/>
    </style:style>
    <style:style style:name="P29" style:family="paragraph" style:parent-style-name="Standard">
      <style:text-properties officeooo:rsid="0140ef79" officeooo:paragraph-rsid="0140ef79"/>
    </style:style>
    <style:style style:name="P30" style:family="paragraph" style:parent-style-name="Standard">
      <style:text-properties officeooo:paragraph-rsid="0141b6cd"/>
    </style:style>
    <style:style style:name="P31" style:family="paragraph" style:parent-style-name="Standard">
      <style:text-properties officeooo:paragraph-rsid="0144f12a"/>
    </style:style>
    <style:style style:name="P32" style:family="paragraph" style:parent-style-name="Standard">
      <style:text-properties officeooo:rsid="0144f12a" officeooo:paragraph-rsid="0144f12a"/>
    </style:style>
    <style:style style:name="P33" style:family="paragraph" style:parent-style-name="Standard">
      <style:text-properties officeooo:rsid="014639c8" officeooo:paragraph-rsid="014639c8"/>
    </style:style>
    <style:style style:name="P34" style:family="paragraph" style:parent-style-name="Standard">
      <style:text-properties fo:font-weight="normal" officeooo:paragraph-rsid="014639c8" style:font-weight-asian="normal" style:font-weight-complex="normal"/>
    </style:style>
    <style:style style:name="P35" style:family="paragraph" style:parent-style-name="Standard">
      <style:text-properties fo:font-weight="normal" officeooo:paragraph-rsid="0144f12a" style:font-weight-asian="normal" style:font-weight-complex="normal"/>
    </style:style>
    <style:style style:name="P36" style:family="paragraph" style:parent-style-name="Standard">
      <style:text-properties officeooo:paragraph-rsid="0148b217"/>
    </style:style>
    <style:style style:name="P37" style:family="paragraph" style:parent-style-name="Standard">
      <style:paragraph-properties fo:margin-top="0cm" fo:margin-bottom="0.499cm" style:contextual-spacing="false"/>
      <style:text-properties officeooo:paragraph-rsid="0144f12a"/>
    </style:style>
    <style:style style:name="P38" style:family="paragraph" style:parent-style-name="Standard">
      <style:paragraph-properties fo:margin-top="0cm" fo:margin-bottom="0cm" style:contextual-spacing="false"/>
      <style:text-properties officeooo:paragraph-rsid="01433119"/>
    </style:style>
    <style:style style:name="P39" style:family="paragraph" style:parent-style-name="Text_20_body" style:list-style-name="L1">
      <style:text-properties style:font-name="Arial" fo:language="es" fo:country="ES" officeooo:paragraph-rsid="01326524"/>
    </style:style>
    <style:style style:name="P40" style:family="paragraph" style:parent-style-name="Text_20_body">
      <style:text-properties style:font-name="Arial" fo:font-size="18pt" fo:language="es" fo:country="ES" fo:font-weight="bold" officeooo:rsid="0136c1f2" officeooo:paragraph-rsid="0136c1f2" style:font-name-asian="Bitstream Vera Sans2" style:font-size-asian="18pt" style:font-weight-asian="bold" style:font-name-complex="Bitstream Vera Sans2" style:font-size-complex="18pt" style:font-weight-complex="bold"/>
    </style:style>
    <style:style style:name="P41" style:family="paragraph" style:parent-style-name="Text_20_body">
      <style:text-properties officeooo:paragraph-rsid="01409590"/>
    </style:style>
    <style:style style:name="P42" style:family="paragraph" style:parent-style-name="Text_20_body">
      <style:text-properties officeooo:paragraph-rsid="0141b6cd"/>
    </style:style>
    <style:style style:name="P43" style:family="paragraph" style:parent-style-name="Text_20_body">
      <style:text-properties officeooo:paragraph-rsid="0144f12a"/>
    </style:style>
    <style:style style:name="P44" style:family="paragraph" style:parent-style-name="Text_20_body">
      <style:text-properties fo:font-weight="normal" officeooo:paragraph-rsid="0149f68d"/>
    </style:style>
    <style:style style:name="P45" style:family="paragraph" style:parent-style-name="Text_20_body">
      <style:text-properties fo:font-size="10pt" style:font-size-asian="10pt" style:font-size-complex="10pt"/>
    </style:style>
    <style:style style:name="P46" style:family="paragraph" style:parent-style-name="Text_20_body">
      <style:text-properties fo:font-size="10pt" officeooo:paragraph-rsid="0148b217" style:font-size-asian="10pt" style:font-size-complex="10pt"/>
    </style:style>
    <style:style style:name="P47" style:family="paragraph" style:parent-style-name="Text_20_body">
      <style:text-properties officeooo:rsid="014639c8"/>
    </style:style>
    <style:style style:name="P48" style:family="paragraph" style:parent-style-name="Text_20_body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/>
      <style:text-properties style:font-name="Arial" fo:language="es" fo:country="ES" officeooo:rsid="01326524" officeooo:paragraph-rsid="013788d8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1433119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144f12a"/>
    </style:style>
    <style:style style:name="P51" style:family="paragraph" style:parent-style-name="Text_20_body">
      <style:paragraph-properties fo:margin-top="0cm" fo:margin-bottom="0cm" style:contextual-spacing="false"/>
      <style:text-properties fo:font-weight="normal" officeooo:paragraph-rsid="0144f12a" style:font-weight-asian="normal" style:font-weight-complex="normal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149f68d"/>
    </style:style>
    <style:style style:name="P53" style:family="paragraph" style:parent-style-name="Text_20_body">
      <style:paragraph-properties fo:break-before="page"/>
    </style:style>
    <style:style style:name="T1" style:family="text">
      <style:text-properties officeooo:rsid="01326524"/>
    </style:style>
    <style:style style:name="T2" style:family="text">
      <style:text-properties fo:font-size="9pt" fo:language="es" fo:country="ES" officeooo:rsid="002591ae" style:font-size-asian="9pt" style:font-size-complex="9pt"/>
    </style:style>
    <style:style style:name="T3" style:family="text">
      <style:text-properties fo:font-size="9pt" fo:language="es" fo:country="ES" officeooo:rsid="01326524" style:font-size-asian="9pt" style:font-size-complex="9pt"/>
    </style:style>
    <style:style style:name="T4" style:family="text">
      <style:text-properties fo:font-size="9pt" fo:language="es" fo:country="ES" officeooo:rsid="01409590" style:font-size-asian="9pt" style:font-size-complex="9pt"/>
    </style:style>
    <style:style style:name="T5" style:family="text">
      <style:text-properties style:font-name="Arial" fo:language="es" fo:country="ES" officeooo:rsid="01326524"/>
    </style:style>
    <style:style style:name="T6" style:family="text">
      <style:text-properties style:font-name="Arial" fo:language="es" fo:country="ES" officeooo:rsid="01409590"/>
    </style:style>
    <style:style style:name="T7" style:family="text">
      <style:text-properties style:font-name="Arial" fo:language="es" fo:country="ES" officeooo:rsid="01448781"/>
    </style:style>
    <style:style style:name="T8" style:family="text">
      <style:text-properties style:font-name="Arial" fo:font-size="18pt" fo:language="es" fo:country="ES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T9" style:family="text">
      <style:text-properties style:font-name="Arial" fo:font-size="18pt" fo:language="es" fo:country="ES" fo:font-weight="bold" officeooo:rsid="0136c1f2" style:font-name-asian="Bitstream Vera Sans2" style:font-size-asian="18pt" style:font-weight-asian="bold" style:font-name-complex="Bitstream Vera Sans2" style:font-size-complex="18pt" style:font-weight-complex="bold"/>
    </style:style>
    <style:style style:name="T10" style:family="text">
      <style:text-properties style:font-name="Arial" fo:font-size="18pt" fo:language="es" fo:country="ES" fo:font-weight="bold" officeooo:rsid="0141b6cd" style:font-name-asian="Bitstream Vera Sans2" style:font-size-asian="18pt" style:font-weight-asian="bold" style:font-name-complex="Bitstream Vera Sans2" style:font-size-complex="18pt" style:font-weight-complex="bold"/>
    </style:style>
    <style:style style:name="T11" style:family="text">
      <style:text-properties style:font-name="Bitstream Vera Sans" fo:font-size="14pt" fo:font-weight="bold" officeooo:rsid="01433119" style:font-name-asian="Bitstream Vera Sans2" style:font-size-asian="14pt" style:font-weight-asian="bold" style:font-name-complex="Bitstream Vera Sans2" style:font-size-complex="14pt" style:font-weight-complex="bold"/>
    </style:style>
    <style:style style:name="T12" style:family="text">
      <style:text-properties fo:font-size="18pt" fo:font-weight="bold" officeooo:rsid="01409590" style:font-name-asian="Bitstream Vera Sans2" style:font-size-asian="18pt" style:font-weight-asian="bold" style:font-name-complex="Bitstream Vera Sans2" style:font-size-complex="18pt" style:font-weight-complex="bold"/>
    </style:style>
    <style:style style:name="T13" style:family="text">
      <style:text-properties officeooo:rsid="01409590"/>
    </style:style>
    <style:style style:name="T14" style:family="text">
      <style:text-properties fo:font-weight="bold"/>
    </style:style>
    <style:style style:name="T15" style:family="text">
      <style:text-properties fo:font-weight="bold" officeooo:rsid="0148b21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144f12a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language="zxx" fo:country="none"/>
    </style:style>
    <style:style style:name="T20" style:family="text">
      <style:text-properties fo:language="zxx" fo:country="none" fo:font-weight="bold" officeooo:rsid="0144f12a"/>
    </style:style>
    <style:style style:name="T21" style:family="text">
      <style:text-properties fo:language="zxx" fo:country="none" fo:font-weight="bold" officeooo:rsid="0144db16"/>
    </style:style>
    <style:style style:name="T22" style:family="text">
      <style:text-properties fo:language="zxx" fo:country="none" fo:font-weight="bold" style:font-weight-asian="bold" style:font-weight-complex="bold"/>
    </style:style>
    <style:style style:name="T23" style:family="text">
      <style:text-properties fo:language="zxx" fo:country="none" fo:font-weight="bold" officeooo:rsid="014639c8" style:font-weight-asian="bold" style:font-weight-complex="bold"/>
    </style:style>
    <style:style style:name="T24" style:family="text">
      <style:text-properties fo:language="zxx" fo:country="none" fo:font-style="italic" style:font-style-asian="italic" style:font-style-complex="italic"/>
    </style:style>
    <style:style style:name="T25" style:family="text">
      <style:text-properties fo:language="zxx" fo:country="none" fo:font-style="italic" officeooo:rsid="0144f12a" style:font-style-asian="italic" style:font-style-complex="italic"/>
    </style:style>
    <style:style style:name="T26" style:family="text">
      <style:text-properties fo:language="zxx" fo:country="none" fo:font-style="italic" style:font-style-asian="italic" style:font-weight-asian="normal" style:font-style-complex="italic" style:font-weight-complex="normal"/>
    </style:style>
    <style:style style:name="T27" style:family="text">
      <style:text-properties fo:language="zxx" fo:country="none" fo:font-style="italic" officeooo:rsid="0149f68d" style:font-style-asian="italic" style:font-weight-asian="normal" style:font-style-complex="italic" style:font-weight-complex="normal"/>
    </style:style>
    <style:style style:name="T28" style:family="text">
      <style:text-properties fo:language="zxx" fo:country="none" officeooo:rsid="014639c8"/>
    </style:style>
    <style:style style:name="T29" style:family="text">
      <style:text-properties officeooo:rsid="0141b6cd"/>
    </style:style>
    <style:style style:name="T30" style:family="text">
      <style:text-properties style:text-underline-style="none"/>
    </style:style>
    <style:style style:name="T31" style:family="text">
      <style:text-properties officeooo:rsid="01433119"/>
    </style:style>
    <style:style style:name="T32" style:family="text">
      <style:text-properties officeooo:rsid="0144db16"/>
    </style:style>
    <style:style style:name="T33" style:family="text">
      <style:text-properties officeooo:rsid="0144f12a"/>
    </style:style>
    <style:style style:name="T34" style:family="text">
      <style:text-properties officeooo:rsid="014639c8"/>
    </style:style>
    <style:style style:name="T35" style:family="text">
      <style:text-properties officeooo:rsid="0148b21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5"/>
      <text:p text:style-name="P22">TITULO:</text:p>
      <text:p text:style-name="P22"/>
      <text:p text:style-name="P23">Autores:</text:p>
      <text:p text:style-name="P3"/>
      <text:p text:style-name="P3"/>
      <text:p text:style-name="P4"/>
      <text:p text:style-name="P3"/>
      <text:p text:style-name="P3"><text:bookmark text:name="tema_1_-_implantacion_de_arquitecturas_web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7"><text:a xlink:type="simple" xlink:href="#__RefHeading___Toc19414_3376291093" text:style-name="Index_20_Link" text:visited-style-name="Index_20_Link"><text:s/>1 <text:s/>Definición.<text:tab/>2</text:a></text:p>
          <text:p text:style-name="P7"><text:a xlink:type="simple" xlink:href="#__RefHeading___Toc393_1089273516" text:style-name="Index_20_Link" text:visited-style-name="Index_20_Link"><text:s/>2 <text:s/>Tipos de CMS.<text:tab/>2</text:a></text:p>
          <text:p text:style-name="P7"><text:a xlink:type="simple" xlink:href="#__RefHeading___Toc366_1089273516" text:style-name="Index_20_Link" text:visited-style-name="Index_20_Link"><text:s/>3 <text:s/>Entorno de pre-producción.<text:tab/>2</text:a></text:p>
          <text:p text:style-name="P8"><text:a xlink:type="simple" xlink:href="#__RefHeading___Toc368_1089273516" text:style-name="Index_20_Link" text:visited-style-name="Index_20_Link"><text:s/>3.1 <text:s/>Hosting/Instalación.<text:tab/>2</text:a></text:p>
          <text:p text:style-name="P8"><text:a xlink:type="simple" xlink:href="#__RefHeading___Toc370_1089273516" text:style-name="Index_20_Link" text:visited-style-name="Index_20_Link"><text:s/>3.2 <text:s/>Software<text:tab/>2</text:a></text:p>
          <text:p text:style-name="P8"><text:a xlink:type="simple" xlink:href="#__RefHeading___Toc372_1089273516" text:style-name="Index_20_Link" text:visited-style-name="Index_20_Link"><text:s/>3.3 <text:s text:c="2"/>Indica la URL de acceso a tu proyecto final.<text:tab/>2</text:a></text:p>
          <text:p text:style-name="P7"><text:a xlink:type="simple" xlink:href="#__RefHeading___Toc374_1089273516" text:style-name="Index_20_Link" text:visited-style-name="Index_20_Link"><text:s/>4 <text:s/>Diseño<text:tab/>3</text:a></text:p>
          <text:p text:style-name="P8"><text:a xlink:type="simple" xlink:href="#__RefHeading___Toc376_1089273516" text:style-name="Index_20_Link" text:visited-style-name="Index_20_Link"><text:s/>4.1 <text:s/>Funcionalidad del proyecto a realizar.<text:tab/>3</text:a></text:p>
          <text:p text:style-name="P9"><text:a xlink:type="simple" xlink:href="#__RefHeading___Toc378_1089273516" text:style-name="Index_20_Link" text:visited-style-name="Index_20_Link"><text:s/>4.1.1 <text:s text:c="2"/>Otros requisitos software (si es necesario )<text:tab/>3</text:a></text:p>
          <text:p text:style-name="P9"><text:a xlink:type="simple" xlink:href="#__RefHeading___Toc380_1089273516" text:style-name="Index_20_Link" text:visited-style-name="Index_20_Link"><text:s/>4.1.2 <text:s/>Estructura de Secciones y Categorías y Etiquetas<text:tab/>3</text:a></text:p>
          <text:p text:style-name="P9"><text:a xlink:type="simple" xlink:href="#__RefHeading___Toc382_1089273516" text:style-name="Index_20_Link" text:visited-style-name="Index_20_Link"><text:s/>4.1.3 <text:s/>Tipos de usuarios y roles.<text:tab/>3</text:a></text:p>
          <text:p text:style-name="P9"><text:a xlink:type="simple" xlink:href="#__RefHeading___Toc384_1089273516" text:style-name="Index_20_Link" text:visited-style-name="Index_20_Link"><text:s/>4.1.4 <text:s/>Menú : opciones y funcionamiento según el rol.<text:tab/>3</text:a></text:p>
          <text:p text:style-name="P9"><text:a xlink:type="simple" xlink:href="#__RefHeading___Toc386_1089273516" text:style-name="Index_20_Link" text:visited-style-name="Index_20_Link"><text:s/>4.1.5 <text:s/>Tema y plugins.<text:tab/>3</text:a></text:p>
          <text:p text:style-name="P9"><text:a xlink:type="simple" xlink:href="#__RefHeading___Toc388_1089273516" text:style-name="Index_20_Link" text:visited-style-name="Index_20_Link"><text:s/>4.1.6 <text:s/>Otros temas y/o plugins de pago.<text:tab/>3</text:a></text:p>
          <text:p text:style-name="P7"><text:a xlink:type="simple" xlink:href="#__RefHeading___Toc390_1089273516" text:style-name="Index_20_Link" text:visited-style-name="Index_20_Link"><text:s/>5 <text:s/>Contenido<text:tab/>4</text:a></text:p>
          <text:p text:style-name="P8"><text:a xlink:type="simple" xlink:href="#__RefHeading___Toc395_1089273516" text:style-name="Index_20_Link" text:visited-style-name="Index_20_Link"><text:s/>5.1 <text:s/>Funcionamiento y configuración.<text:tab/>4</text:a></text:p>
          <text:p text:style-name="P8"><text:a xlink:type="simple" xlink:href="#__RefHeading___Toc397_1089273516" text:style-name="Index_20_Link" text:visited-style-name="Index_20_Link"><text:s/>5.2 <text:s/>Pruebas de funcionamiento.<text:tab/>4</text:a></text:p>
          <text:p text:style-name="P7"><text:a xlink:type="simple" xlink:href="#__RefHeading___Toc19732_3376291093" text:style-name="Index_20_Link" text:visited-style-name="Index_20_Link"><text:s/>6 <text:s/>Bibliografía<text:tab/>6</text:a></text:p>
        </text:index-body>
      </text:table-of-content>
      <text:h text:style-name="P12" text:outline-level="2"/>
      <text:h text:style-name="P10" text:outline-level="1"><text:bookmark-start text:name="__RefHeading___Toc19414_3376291093"/><text:span text:style-name="T12">Definición</text:span><text:bookmark-start text:name="servidor_web_apache"/>.<text:bookmark-end text:name="__RefHeading___Toc19414_3376291093"/><text:bookmark-end text:name="servidor_web_apache"/></text:h>
      <text:list xml:id="list469134613" text:style-name="L1">
        <text:list-header>
          <text:p text:style-name="P39"/>
        </text:list-header>
      </text:list>
      <text:list xml:id="list1287602309" text:style-name="L2">
        <text:list-item>
          <text:list>
            <text:list-header>
              <text:p text:style-name="P25">Dar una definición clara <text:bookmark text:name="yui_3_17_2_1_1614232740781_3761"/><text:span text:style-name="T18">de al menos 300 palabras </text:span>de los que es un CMS y sus características principales, requisitos <text:span text:style-name="T13">en general </text:span>, uso y funcionamiento, etc.</text:p>
            </text:list-header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<text:bookmark-start text:name="__RefHeading___Toc393_1089273516"/><text:span text:style-name="T7">T</text:span>ipos de CMS. <text:bookmark-end text:name="__RefHeading___Toc393_1089273516"/></text:h>
      <text:p text:style-name="P41"><text:s text:c="9"/><text:span text:style-name="T6">Nombrar los tipos de <text:s/>CMS más utilizados.</text:span></text:p>
      <text:p text:style-name="P41"><text:span text:style-name="T6"><text:tab/></text:span>Buscar buenas implementaciones de CMS: <text:span text:style-name="T13">i</text:span>ndicar para cada uno de ellos URLs interesantes con ejemplos de proyectos en los que se ha usado</text:p>
      <text:p text:style-name="P41"/>
      <text:p text:style-name="P41"><text:bookmark-start text:name="instalacion_y_configuracion"/></text:p>
      <text:p text:style-name="P48"/>
      <text:p text:style-name="P6"/>
      <text:h text:style-name="Heading_20_1" text:outline-level="1"><text:bookmark-start text:name="__RefHeading___Toc366_1089273516"/><text:bookmark-end text:name="instalacion_y_configuracion"/><text:span text:style-name="T9">E</text:span><text:span text:style-name="T8">ntorno de pre-producción.</text:span><text:bookmark-end text:name="__RefHeading___Toc366_1089273516"/></text:h>
      <text:h text:style-name="Heading_20_2" text:outline-level="2"><text:bookmark-start text:name="__RefHeading___Toc368_1089273516"/>Hosting/Instalación.<text:bookmark-end text:name="__RefHeading___Toc368_1089273516"/></text:h>
      <text:p text:style-name="P28">Indica el entorno que vas a usar (hosting, dominio, etc).</text:p>
      <text:p text:style-name="P29">Si vas a realizar </text:p>
      <text:h text:style-name="Heading_20_2" text:outline-level="2"><text:bookmark-start text:name="__RefHeading___Toc370_1089273516"/>Software<text:bookmark-end text:name="__RefHeading___Toc370_1089273516"/></text:h>
      <text:p text:style-name="P28">Indica y el software instalado para ello: sw ¡con su versiones! , herramientas y/o framework para facilitar la gestión del cms,</text:p>
      <text:p text:style-name="P28"/>
      <text:h text:style-name="Heading_20_2" text:outline-level="2"><text:bookmark-start text:name="__RefHeading___Toc372_1089273516"/><text:s/>Indica la URL de acceso a tu proyecto final.<text:bookmark-end text:name="__RefHeading___Toc372_1089273516"/></text:h>
      <text:p text:style-name="P27"/>
      <text:h text:style-name="P13" text:outline-level="2" text:is-list-header="true"><text:soft-page-break/></text:h>
      <text:p text:style-name="P40"><text:bookmark-start text:name="__RefHeading___Toc19730_3376291093"/><text:bookmark-end text:name="__RefHeading___Toc19730_3376291093"/></text:p>
      <text:h text:style-name="P11" text:outline-level="1"><text:bookmark-start text:name="__RefHeading___Toc374_1089273516"/>Diseño<text:bookmark-end text:name="__RefHeading___Toc374_1089273516"/></text:h>
      <text:p text:style-name="P30"><text:span text:style-name="T30"><text:tab/>Diseñar u</text:span>n proyecto  con la funcionalidad que determinéis</text:p>
      <text:p text:style-name="P30"/>
      <text:h text:style-name="P16" text:outline-level="2"><text:bookmark-start text:name="__RefHeading___Toc376_1089273516"/><text:span text:style-name="T10">F</text:span><text:span text:style-name="T9">uncionalidad del proyecto a realizar.</text:span><text:bookmark-end text:name="__RefHeading___Toc376_1089273516"/></text:h>
      <text:h text:style-name="Heading_20_3" text:outline-level="3"><text:bookmark-start text:name="__RefHeading___Toc378_1089273516"/><text:s/>Otros requisitos software (si es necesario )<text:bookmark-end text:name="__RefHeading___Toc378_1089273516"/></text:h>
      <text:h text:style-name="P18" text:outline-level="3"><text:bookmark-start text:name="__RefHeading___Toc380_1089273516"/>Estructura de Secciones y Categorías y Etiquetas<text:bookmark-end text:name="__RefHeading___Toc380_1089273516"/></text:h>
      <text:h text:style-name="P18" text:outline-level="3"><text:bookmark-start text:name="__RefHeading___Toc382_1089273516"/><text:span text:style-name="T29">Tipos de usuarios y roles.</text:span><text:bookmark-end text:name="__RefHeading___Toc382_1089273516"/></text:h>
      <text:p text:style-name="Text_20_body"><text:s/>Tipos de usuarios que van a acceder y usar el gestor. Roles en WP de cada tipo de los usuarios anteriores.</text:p>
      <text:h text:style-name="P18" text:outline-level="3"><text:bookmark-start text:name="__RefHeading___Toc384_1089273516"/>Menú : <text:span text:style-name="T29">opciones y funcionamiento según el rol.</text:span><text:bookmark-end text:name="__RefHeading___Toc384_1089273516"/></text:h>
      <text:p text:style-name="P42"><text:span text:style-name="T29"><text:s/>Las </text:span>opciones mínimas del menú <text:span text:style-name="T29">deben ser</text:span> : Inicio, Blog y/o Portfolio, contacta y Shop .<text:line-break/> <text:span text:style-name="T29">Según el rol del usuario, el menú tendrá un comportamiento u otro. Habrá <text:s/>o</text:span>pciones del menú que se mostrará para cada rol. </text:p>
      <text:p text:style-name="P42">El menú de navegación varía según los usuarios que accedan al sitio, ej: el administrador tiene acceso a partes de gestión que no tiene otro tipo de usuario).</text:p>
      <text:h text:style-name="P19" text:outline-level="3"><text:bookmark-start text:name="__RefHeading___Toc386_1089273516"/><text:span text:style-name="T31">Tema y plugins.</text:span><text:bookmark-end text:name="__RefHeading___Toc386_1089273516"/></text:h>
      <text:p text:style-name="P43">Justificación del tema a usar y los plugins : <text:a xlink:type="simple" xlink:href="https://es.wordpress.org/plugins/" text:style-name="Internet_20_link" text:visited-style-name="Visited_20_Internet_20_Link">https://es.wordpress.org/plugins/</text:a></text:p>
      <text:p text:style-name="P31"><text:span text:style-name="T33">Se deben usar </text:span>al menos <text:span text:style-name="T33">5, entre ellos </text:span><text:span text:style-name="T29"><text:s/>uno debe ser de seguridad y otro de backup. </text:span></text:p>
      <text:p text:style-name="P31"><text:span text:style-name="T33">Ej : <text:s/></text:span>Usar <text:s/>un plugin <text:span text:style-name="Strong_20_Emphasis">WPS Hide Login o <text:s/>Ithemes security </text:span>para permitir cambiar la URL .../wp-admi<text:span text:style-name="T32">n</text:span></text:p>
      <text:p text:style-name="P37"><text:span text:style-name="T33">Ej: </text:span>Usar un plugin para crear copia automática de seguridad del sitio: BackWPup</text:p>
      <text:h text:style-name="P20" text:outline-level="3"><text:bookmark-start text:name="__RefHeading___Toc388_1089273516"/>Otros temas y/o plugins de pago.<text:bookmark-end text:name="__RefHeading___Toc388_1089273516"/></text:h>
      <text:p text:style-name="P38">Investiga sobre otros plugin (aunque no sean gratuitos ) que puedan ser interesantes como p.ej. de pasarela de pago.</text:p>
      <text:p text:style-name="P49"><text:span text:style-name="T11">Entra en la web de la empresa cordobesa CODECTION que vende plugins desarrollados por ellos mismos.</text:span></text:p>
      <text:h text:style-name="P10" text:outline-level="1"><text:bookmark-start text:name="__RefHeading___Toc390_1089273516"/>Contenido<text:bookmark-end text:name="__RefHeading___Toc390_1089273516"/></text:h>
      <text:p text:style-name="P30"/>
      <text:h text:style-name="P17" text:outline-level="2"><text:bookmark-start text:name="__RefHeading___Toc395_1089273516"/><text:span text:style-name="T33">Funcionamiento y configuración.</text:span><text:bookmark-end text:name="__RefHeading___Toc395_1089273516"/></text:h>
      <text:p text:style-name="Text_20_body"><text:span text:style-name="T34">Capturas </text:span><text:span text:style-name="T33">de la configuración que demuestre que se cumplen todos los requisitos solicitados <text:s/>(y diseñados previamente)</text:span></text:p>
      <text:p text:style-name="P30">- Menu</text:p>
      <text:p text:style-name="P30">- Información de Contacto</text:p>
      <text:p text:style-name="P30">- Los plugins: <text:span text:style-name="T33">recordar que </text:span>deben usarse al menos 5 </text:p>
      <text:p text:style-name="P30"><text:s/>- <text:span text:style-name="T33">etc</text:span></text:p>
      <text:p text:style-name="P32"/>
      <text:h text:style-name="Heading_20_2" text:outline-level="2"><text:bookmark-start text:name="__RefHeading___Toc397_1089273516"/>P<text:span text:style-name="T33">ruebas </text:span><text:span text:style-name="T34">de funcionamiento.</text:span><text:bookmark-end text:name="__RefHeading___Toc397_1089273516"/></text:h>
      <text:p text:style-name="P33"><text:span text:style-name="T21">Capturas </text:span><text:span text:style-name="T20">del funcionamiento del trabajo <text:s/></text:span></text:p>
      <text:p text:style-name="P36"><text:span text:style-name="T20">- <text:s/>URL : acceso principal y acceso a la parte de administración.</text:span></text:p>
      <text:p text:style-name="P36"><text:span text:style-name="T20">- <text:s/>Credencial <text:s/>de users con diferente perfil de acceso:<text:line-break/><text:tab/> a)User 1 : tipo perfil y credenciales<text:line-break/> <text:tab/>b)User 2 : tipo perfily credenciales<text:line-break/><text:tab/> ....</text:span></text:p>
      <text:p text:style-name="P52"><text:span text:style-name="T16">- </text:span><text:span text:style-name="T17">Funcionamiento según el rol del usuario de acceso</text:span></text:p>
      <text:p text:style-name="P52"><text:span text:style-name="T17"/></text:p>
      <text:p text:style-name="P45">EJEMPLO: <text:s text:c="2"/>IP DEL PROYECTO <text:s text:c="2"/><text:span text:style-name="T14">192.168.115.61/CoffeWoo</text:span></text:p>
      <text:p text:style-name="P45"/>
      <text:p text:style-name="P45">Administrador: <text:s/><text:span text:style-name="T14">Admin</text:span></text:p>
      <text:p text:style-name="P45">Contraseña: <text:span text:style-name="T14">Admin</text:span></text:p>
      <text:p text:style-name="P46"><text:s text:c="5"/><text:span text:style-name="T35">Acceso: <text:s/>ACCESO A TODAS LAS MODIFICACIONES. </text:span>Dispone de una opción extra en el menú Panel de control</text:p>
      <text:p text:style-name="P45"/>
      <text:p text:style-name="P45">Colaborador: <text:span text:style-name="T15">profe</text:span><text:span text:style-name="T14">Colaborador</text:span></text:p>
      <text:p text:style-name="P45">Contraseña: <text:span text:style-name="T35">profe</text:span><text:span text:style-name="T14">Colaborador</text:span></text:p>
      <text:p text:style-name="P45"><text:s text:c="2"/><text:span text:style-name="T35">Acceso: </text:span>Puede realizar compras en la página web</text:p>
      <text:p text:style-name="P45"/>
      <text:p text:style-name="P45">Invitado:<text:span text:style-name="T14"> </text:span><text:span text:style-name="T15">profeinvitado</text:span></text:p>
      <text:p text:style-name="P45">Contraseña: <text:span text:style-name="T35">profeinvitado</text:span></text:p>
      <text:p text:style-name="P47"><text:span text:style-name="T20"/></text:p>
      <text:p text:style-name="P24"><text:span text:style-name="T19">- </text:span><text:span text:style-name="T28">Control de acceso.</text:span></text:p>
      <text:p text:style-name="P24"><text:span text:style-name="T28"/></text:p>
      <text:p text:style-name="P34"><text:span text:style-name="T23">- </text:span><text:span text:style-name="T22">Modificar el acceso a la parte administrativa de mi WP</text:span><text:span text:style-name="T19">: usamos el URL de nuestra página más (por defecto) /wp-admin/<text:line-break/>https://misiteWP/wp-admin<text:line-break/></text:span><text:span text:style-name="T24">OJO! EN LA CONFIGURACIÓN DE CONFIG.YML es recomendable por seguridad </text:span><text:soft-page-break/><text:span text:style-name="T24">modif</text:span><text:span text:style-name="T25">I</text:span><text:span text:style-name="T24">car esta URL cambiando wp- por otra cadena.</text:span></text:p>
      <text:p text:style-name="P44"><text:span text:style-name="T26"><text:s text:c="3"/></text:span><text:span text:style-name="T27">Ej: <text:s/></text:span><text:span text:style-name="T26">http:192.168.115.61/Cof</text:span><text:span text:style-name="T27">fe</text:span><text:span text:style-name="T26">Woo/nopasaras</text:span></text:p>
      <text:p text:style-name="P35"><text:span text:style-name="T24"/></text:p>
      <text:p text:style-name="P51"/>
      <text:p text:style-name="P50"><text:line-break/></text:p>
      <text:p text:style-name="P53"/>
      <text:h text:style-name="Heading_20_1" text:outline-level="1"><text:bookmark-start text:name="__RefHeading___Toc19732_3376291093"/><text:span text:style-name="T1">B</text:span>ibliografía<text:line-break/><text:bookmark-end text:name="__RefHeading___Toc19732_3376291093"/></text:h>
      <text:h text:style-name="P14" text:outline-level="2" text:is-list-header="true"><text:span text:style-name="T5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itstream Vera Sans" fo:font-size="12pt" fo:language="es" fo:country="E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Bitstream Vera Sans" fo:font-size="12pt" fo:language="es" fo:country="E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family="'Bitstream Vera Sans'" style:font-family-generic="roman" style:font-pitch="variable" fo:font-size="24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212cm" style:contextual-spacing="false" fo:line-height="120%" fo:text-align="start" style:justify-single-word="false" fo:orphans="2" fo:widows="2" fo:text-indent="0cm" style:auto-text-indent="false"/>
      <style:text-properties style:font-name="Bitstream Vera Sans" fo:font-family="'Bitstream Vera Sans'" style:font-family-generic="roman" style:font-pitch="variable" fo:font-size="18pt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>
      <loext:graphic-properties draw:fill="solid" draw:fill-color="#f7f9fa"/>
      <style:paragraph-properties fo:background-color="#f7f9fa" fo:padding="0.049cm" fo:border="0.06pt solid #8cacbb" style:shadow="none"/>
    </style:style>
    <style:style style:name="Source_20_File" style:display-name="Source File" style:family="paragraph" style:parent-style-name="Preformatted_20_Text">
      <loext:graphic-properties draw:fill="solid" draw:fill-color="#f1f4f5"/>
      <style:paragraph-properties fo:background-color="#f1f4f5" fo:padding="0.049cm" fo:border="0.06pt solid #8cacbb" style:shadow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23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75cm" style:type="center"/>
          <style:tab-stop style:position="17.551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5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53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55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5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prefix=" " style:num-suffix=" " style:num-format="1">
        <style:list-level-properties text:space-before="0.635cm" text:min-label-distance="0.381cm"/>
      </text:outline-level-style>
      <text:outline-level-style text:level="2" style:num-prefix=" " style:num-suffix=" " style:num-format="1" text:display-levels="2">
        <style:list-level-properties text:space-before="0.635cm" text:min-label-distance="0.381cm"/>
      </text:outline-level-style>
      <text:outline-level-style text:level="3" style:num-prefix=" " style:num-suffix=" " style:num-format="1" text:display-levels="3">
        <style:list-level-properties text:space-before="0.635cm" text:min-label-distance="0.381cm"/>
      </text:outline-level-style>
      <text:outline-level-style text:level="4" style:num-prefix=" " style:num-suffix=" " style:num-format="1" text:display-levels="4">
        <style:list-level-properties text:space-before="0.635cm" text:min-label-distance="0.381cm"/>
      </text:outline-level-style>
      <text:outline-level-style text:level="5" style:num-prefix=" " style:num-suffix=" " style:num-format="1" text:display-levels="5">
        <style:list-level-properties text:space-before="0.635cm" text:min-label-distance="0.381cm"/>
      </text:outline-level-style>
      <text:outline-level-style text:level="6" style:num-prefix=" " style:num-suffix=" " style:num-format="1" text:display-levels="6">
        <style:list-level-properties text:space-before="0.635cm" text:min-label-distance="0.381cm"/>
      </text:outline-level-style>
      <text:outline-level-style text:level="7" style:num-prefix=" " style:num-suffix=" " style:num-format="1" text:display-levels="7">
        <style:list-level-properties text:space-before="0.635cm" text:min-label-distance="0.381cm"/>
      </text:outline-level-style>
      <text:outline-level-style text:level="8" style:num-prefix=" " style:num-suffix=" " style:num-format="1" text:display-levels="8">
        <style:list-level-properties text:space-before="0.635cm" text:min-label-distance="0.381cm"/>
      </text:outline-level-style>
      <text:outline-level-style text:level="9" style:num-prefix=" " style:num-suffix=" " style:num-format="1" text:display-levels="9">
        <style:list-level-properties text:space-before="0.635cm" text:min-label-distance="0.381cm"/>
      </text:outline-level-style>
      <text:outline-level-style text:level="10" style:num-prefix=" " style:num-suffix=" " style:num-format="1" text:display-levels="10">
        <style:list-level-properties text:space-before="0.635cm"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5cm" fo:text-indent="-0.499cm" fo:margin-left="1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4cm" fo:text-indent="-0.499cm" fo:margin-left="2.1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499cm" fo:margin-left="2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4cm" fo:text-indent="-0.499cm" fo:margin-left="3.13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35cm" fo:text-indent="-0.499cm" fo:margin-left="3.6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5cm" fo:text-indent="-0.499cm" fo:margin-left="4.1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6cm" fo:text-indent="-0.499cm" fo:margin-left="4.6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5cm" fo:text-indent="-0.499cm" fo:margin-left="5.1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6cm" fo:text-indent="-0.499cm" fo:margin-left="5.636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fo:font-size="9pt" fo:language="es" fo:country="ES" officeooo:paragraph-rsid="013788d8" style:font-size-asian="9pt" style:font-size-complex="9pt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officeooo:paragraph-rsid="002591ae"/>
    </style:style>
    <style:style style:name="MT1" style:family="text">
      <style:text-properties officeooo:rsid="01409590"/>
    </style:style>
    <style:style style:name="MT2" style:family="text">
      <style:text-properties officeooo:rsid="01326524"/>
    </style:style>
    <style:style style:name="MT3" style:family="text">
      <style:text-properties fo:font-size="9pt" fo:language="es" fo:country="ES" officeooo:rsid="01409590" style:font-size-asian="9pt" style:font-size-complex="9pt"/>
    </style:style>
    <style:style style:name="MT4" style:family="text">
      <style:text-properties fo:font-size="9pt" fo:language="es" fo:country="ES" officeooo:rsid="002591ae" style:font-size-asian="9pt" style:font-size-complex="9pt"/>
    </style:style>
    <style:style style:name="MT5" style:family="text">
      <style:text-properties fo:font-size="9pt" fo:language="es" fo:country="ES" officeooo:rsid="01326524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ódulo Profesional: <text:span text:style-name="MT1">Despliegue de Aplicaciones Web</text:span> <text:tab/> <text:s text:c="9"/><text:tab/></text:p>
        <text:p text:style-name="MP1">2º <text:s/>C.F.G.S. <text:span text:style-name="MT1">DAW</text:span><text:span text:style-name="MT2"><text:line-break/></text:span></text:p>
        <text:p text:style-name="MP2"><text:span text:style-name="MT3">Tema 6. </text:span><text:span text:style-name="MT4">T</text:span><text:span text:style-name="MT5">rabajo <text:s/></text:span><text:span text:style-name="MT3">Gestores de contenidos (CMS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5T09:48:12.233000000</dc:date>
    <meta:editing-duration>P2DT2H6M2S</meta:editing-duration>
    <meta:editing-cycles>263</meta:editing-cycles>
    <meta:generator>LibreOffice/7.0.4.2$Windows_X86_64 LibreOffice_project/dcf040e67528d9187c66b2379df5ea4407429775</meta:generator>
    <meta:print-date>2016-09-19T11:17:48.282000000</meta:print-date>
    <meta:document-statistic meta:table-count="0" meta:image-count="0" meta:object-count="0" meta:page-count="6" meta:paragraph-count="80" meta:word-count="661" meta:character-count="4125" meta:non-whitespace-character-count="3411"/>
  </office:meta>
</office:document-meta>
</file>